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a3b8cb"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cm" fo:min-width="6.485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fill-color="#ffffff" draw:textarea-horizontal-align="justify" draw:textarea-vertical-align="middle" draw:auto-grow-height="false" fo:min-height="0cm" fo:min-width="0cm"/>
    </style:style>
    <style:style style:name="gr5" style:family="graphic" style:parent-style-name="standard">
      <style:graphic-properties draw:fill-color="#ffffff"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fill-color="#e6e6ff" draw:textarea-horizontal-align="justify" draw:textarea-vertical-align="middle" draw:auto-grow-height="false" fo:min-height="0cm" fo:min-width="0cm"/>
    </style:style>
    <style:style style:name="gr10" style:family="graphic" style:parent-style-name="standard">
      <style:graphic-properties draw:fill-color="#ffffff" draw:textarea-horizontal-align="justify" draw:textarea-vertical-align="middle" draw:auto-grow-height="false" fo:min-height="0cm" fo:min-width="0cm"/>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stroke="dash" draw:stroke-dash="Fine_20_Dotted" draw:marker-end="Arrow" draw:marker-end-width="0.3cm" draw:textarea-horizontal-align="center" draw:textarea-vertical-align="middle"/>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standard">
      <style:graphic-properties draw:stroke="dash" draw:stroke-dash="Fine_20_Dashed_20__28_var_29_" draw:marker-end="Arrow" draw:marker-end-width="0.3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indent="0cm"/>
      <style:text-properties fo:font-size="16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2pt"/>
    </style:style>
    <style:style style:name="P6" style:family="paragraph">
      <style:paragraph-properties fo:text-align="center"/>
      <style:text-properties fo:font-size="10pt"/>
    </style:style>
    <style:style style:name="P7" style:family="paragraph">
      <style:paragraph-properties fo:margin-left="0cm" fo:margin-right="0cm" fo:text-indent="0cm"/>
    </style:style>
    <style:style style:name="P8" style:family="paragraph">
      <style:text-properties fo:font-size="10pt"/>
    </style:style>
    <style:style style:name="P9" style:family="paragraph">
      <style:paragraph-properties fo:text-align="center"/>
      <style:text-properties fo:font-size="12pt"/>
    </style:style>
    <style:style style:name="P10" style:family="paragraph">
      <style:paragraph-properties fo:text-align="center"/>
      <style:text-properties fo:color="#00ae00" fo:font-size="10pt"/>
    </style:style>
    <style:style style:name="P11" style:family="paragraph">
      <style:paragraph-properties fo:margin-left="0cm" fo:margin-right="0cm" fo:text-align="center" fo:text-indent="0cm"/>
      <style:text-properties fo:font-weight="bold"/>
    </style:style>
    <style:style style:name="P12" style:family="paragraph">
      <style:paragraph-properties fo:text-align="center"/>
      <style:text-properties fo:color="#0047ff" fo:font-size="12pt" fo:font-weight="bold"/>
    </style:style>
    <style:style style:name="P13" style:family="paragraph">
      <style:paragraph-properties fo:margin-left="0cm" fo:margin-right="0cm" fo:text-align="center" fo:text-indent="0cm"/>
      <style:text-properties fo:color="#00ae00" fo:font-weight="bold"/>
    </style:style>
    <style:style style:name="P14" style:family="paragraph">
      <style:paragraph-properties fo:text-align="center"/>
      <style:text-properties fo:color="#00ae00" fo:font-size="8pt" fo:font-weight="bold"/>
    </style:style>
    <style:style style:name="T1" style:family="text">
      <style:text-properties fo:font-size="16pt"/>
    </style:style>
    <style:style style:name="T2" style:family="text">
      <style:text-properties fo:font-size="12pt"/>
    </style:style>
    <style:style style:name="T3" style:family="text">
      <style:text-properties fo:font-size="10pt"/>
    </style:style>
    <style:style style:name="T4" style:family="text">
      <style:text-properties fo:font-size="8pt"/>
    </style:style>
    <style:style style:name="T5" style:family="text">
      <style:text-properties fo:color="#00ae00" fo:font-size="10pt"/>
    </style:style>
    <style:style style:name="T6" style:family="text">
      <style:text-properties fo:color="#0047ff" fo:font-size="12pt" fo:font-weight="bold"/>
    </style:style>
    <style:style style:name="T7" style:family="text">
      <style:text-properties fo:color="#00ae00" fo:font-size="8pt" fo:font-weight="bold"/>
    </style:style>
    <style:style style:name="T8" style:family="text">
      <style:text-properties fo:color="#0000ff"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5.715cm" svg:height="8.89cm" svg:x="13.97cm" svg:y="3.81cm">
          <text:p text:style-name="P1"><text:span text:style-name="T1"/></text:p>
          <text:p text:style-name="P1"><text:span text:style-name="T1"/></text:p>
        </draw:rect>
        <draw:frame draw:style-name="gr2" draw:text-style-name="P2" draw:layer="layout" svg:width="6.985cm" svg:height="0.878cm" svg:x="14.605cm" svg:y="3.81cm">
          <draw:text-box>
            <text:p text:style-name="P2"><text:span text:style-name="T1">SonicMQ-Domain1</text:span></text:p>
          </draw:text-box>
        </draw:frame>
        <draw:custom-shape draw:style-name="gr3" draw:text-style-name="P3" draw:layer="layout" svg:width="4.445cm" svg:height="4.445cm" draw:transform="rotate (3.1415926535892) translate (19.05cm 12.065cm)">
          <text:p text:style-name="P7"/>
          <draw:enhanced-geometry svg:viewBox="0 0 21600 21600" draw:glue-points="10800 0 ?f1 10800 0 21600 10800 21600 21600 21600 ?f7 10800" draw:text-areas="?f1 10800 ?f2 18000 ?f3 7200 ?f4 21600" draw:type="isosceles-triangle" draw:modifiers="11016.7650531287"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draw:layer="layout" svg:width="2.54cm" svg:height="3.81cm" svg:x="15.611cm" svg:y="7.091cm">
          <text:p text:style-name="P7"/>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5" draw:text-style-name="P5" draw:layer="layout" svg:width="1.905cm" svg:height="1.905cm" svg:x="15.875cm" svg:y="5.715cm">
          <text:p text:style-name="P4"><text:span text:style-name="T2">Mgmt</text:span></text:p>
          <text:p text:style-name="P4"><text:span text:style-name="T2">Broker</text:span></text:p>
        </draw:circle>
        <draw:custom-shape draw:style-name="gr6" draw:text-style-name="P6" draw:layer="layout" svg:width="1.905cm" svg:height="1.27cm" svg:x="15.925cm" svg:y="8.428cm">
          <text:p text:style-name="P4"><text:span text:style-name="T3">Directory</text:span></text:p>
          <text:p text:style-name="P4"><text:span text:style-name="T3">Service</text:span></text:p>
          <text:p text:style-name="P4"><text:span text:style-name="T3">JND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8" draw:layer="layout" svg:width="1.882cm" svg:height="1.039cm" svg:x="15.898cm" svg:y="9.756cm">
          <draw:text-box>
            <text:p text:style-name="P7"><text:span text:style-name="T3">Domain</text:span></text:p>
            <text:p text:style-name="P7"><text:span text:style-name="T3">Manager</text:span></text:p>
          </draw:text-box>
        </draw:frame>
        <draw:frame draw:style-name="gr7" draw:text-style-name="P8" draw:layer="layout" svg:width="3.516cm" svg:height="0.645cm" svg:x="15.875cm" svg:y="4.445cm">
          <draw:text-box>
            <text:p text:style-name="P7"><text:span text:style-name="T3">tcp://localhost:2506</text:span></text:p>
          </draw:text-box>
        </draw:frame>
        <draw:rect draw:style-name="gr8" draw:text-style-name="P3" draw:layer="layout" svg:width="6.35cm" svg:height="12.7cm" svg:x="1.27cm" svg:y="3.175cm">
          <text:p text:style-name="P7"/>
        </draw:rect>
        <draw:custom-shape draw:style-name="gr9" draw:text-style-name="P4" draw:layer="layout" svg:width="10.502cm" svg:height="4.551cm" svg:x="8.496cm" svg:y="14.367cm">
          <text:p text:style-name="P4"/>
          <text:p text:style-name="P4"><text:span text:style-name="T4">inqueue: progress.message.jclient.Queue</text:span></text:p>
          <text:p text:style-name="P4"><text:span text:style-name="T4">inboundXAQCF: progress.message.jclient.xa.XAQueueConnectionFactory</text:span></text:p>
          <text:p text:style-name="P4"><text:span text:style-name="T4">outboundXAQCF: progress.message.jclient.xa.XAQueueConnectionFactory</text:span></text:p>
          <text:p text:style-name="P4"><text:span text:style-name="T4">deadmsgqueue: progress.message.jclient.Queue</text:span></text:p>
          <text:p text:style-name="P4"><text:span text:style-name="T4">outqueue: progress.message.jclient.Queue</text:span></text:p>
          <text:p text:style-name="P4"><text:span text:style-name="T4"/></text:p>
          <draw:enhanced-geometry svg:viewBox="0 0 21600 21600" draw:text-areas="3000 3320 17110 17330" draw:mirror-horizontal="false" draw:mirror-vertical="false" draw:type="cloud-callout" draw:modifiers="19311.0539845758 -23849.2091388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9" draw:layer="layout" svg:width="1.614cm" svg:height="2.064cm" svg:x="1.561cm" svg:y="3.651cm">
          <text:p text:style-name="P4"><text:span text:style-name="T2">MDB</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5" draw:text-style-name="P10" draw:layer="layout" svg:width="2.54cm" svg:height="1.27cm" svg:x="3.81cm" svg:y="3.81cm">
          <text:p text:style-name="P4"><text:span text:style-name="T5">ActivationSpec</text:span></text:p>
        </draw:rect>
        <draw:rect draw:style-name="gr5" draw:text-style-name="P10" draw:layer="layout" svg:width="2.54cm" svg:height="3.175cm" svg:x="6.35cm" svg:y="5.715cm">
          <text:p text:style-name="P4"><text:span text:style-name="T5">GenercJMSRA</text:span></text:p>
        </draw:rect>
        <draw:rect draw:style-name="gr5" draw:text-style-name="P12" draw:layer="layout" svg:width="2.54cm" svg:height="1.905cm" svg:x="10.795cm" svg:y="6.35cm">
          <text:p text:style-name="P11"><text:span text:style-name="T6">SonicMQ </text:span></text:p>
          <text:p text:style-name="P11"><text:span text:style-name="T6">Client </text:span></text:p>
          <text:p text:style-name="P11"><text:span text:style-name="T6">libraries</text:span></text:p>
        </draw:rect>
        <draw:ellipse draw:style-name="gr11" draw:text-style-name="P14" draw:layer="layout" svg:width="3.175cm" svg:height="0.635cm" svg:x="1.27cm" svg:y="6.35cm">
          <text:p text:style-name="P13"><text:span text:style-name="T7">jms/inboundXAQCF</text:span></text:p>
        </draw:ellipse>
        <draw:ellipse draw:style-name="gr11" draw:text-style-name="P14" draw:layer="layout" svg:width="2.54cm" svg:height="0.635cm" svg:x="1.905cm" svg:y="10.16cm">
          <text:p text:style-name="P13"><text:span text:style-name="T7">jms/inqueue</text:span></text:p>
        </draw:ellipse>
        <draw:ellipse draw:style-name="gr11" draw:text-style-name="P14" draw:layer="layout" svg:width="2.54cm" svg:height="0.635cm" svg:x="1.905cm" svg:y="7.62cm">
          <text:p text:style-name="P13"><text:span text:style-name="T7">inpool</text:span></text:p>
        </draw:ellipse>
        <draw:ellipse draw:style-name="gr11" draw:text-style-name="P14" draw:layer="layout" svg:width="2.54cm" svg:height="0.635cm" svg:x="1.905cm" svg:y="11.43cm">
          <text:p text:style-name="P13"><text:span text:style-name="T7">outpool</text:span></text:p>
        </draw:ellipse>
        <draw:ellipse draw:style-name="gr11" draw:text-style-name="P14" draw:layer="layout" svg:width="2.54cm" svg:height="0.635cm" svg:x="1.905cm" svg:y="8.89cm">
          <text:p text:style-name="P13"><text:span text:style-name="T7">jms/outqueue</text:span></text:p>
        </draw:ellipse>
        <draw:ellipse draw:style-name="gr11" draw:text-style-name="P14" draw:layer="layout" svg:width="3.175cm" svg:height="0.635cm" svg:x="1.27cm" svg:y="12.7cm">
          <text:p text:style-name="P13"><text:span text:style-name="T7">jms/outboundXAQCF</text:span></text:p>
        </draw:ellipse>
        <draw:line draw:style-name="gr12" draw:text-style-name="P3" draw:layer="layout" svg:x1="3.81cm" svg:y1="7.62cm" svg:x2="6.35cm" svg:y2="6.35cm">
          <text:p text:style-name="P7"/>
        </draw:line>
        <draw:line draw:style-name="gr12" draw:text-style-name="P3" draw:layer="layout" svg:x1="4.445cm" svg:y1="8.89cm" svg:x2="6.35cm" svg:y2="6.985cm">
          <text:p text:style-name="P7"/>
        </draw:line>
        <draw:line draw:style-name="gr12" draw:text-style-name="P3" draw:layer="layout" svg:x1="3.81cm" svg:y1="10.16cm" svg:x2="6.35cm" svg:y2="7.62cm">
          <text:p text:style-name="P7"/>
        </draw:line>
        <draw:line draw:style-name="gr12" draw:text-style-name="P3" draw:layer="layout" svg:x1="3.81cm" svg:y1="11.43cm" svg:x2="6.35cm" svg:y2="8.255cm">
          <text:p text:style-name="P7"/>
        </draw:line>
        <draw:line draw:style-name="gr13" draw:text-style-name="P3" draw:layer="layout" svg:x1="3.175cm" svg:y1="4.445cm" svg:x2="3.81cm" svg:y2="4.445cm">
          <text:p text:style-name="P7"/>
        </draw:line>
        <draw:line draw:style-name="gr13" draw:text-style-name="P3" draw:layer="layout" svg:x1="6.35cm" svg:y1="4.445cm" svg:x2="7.62cm" svg:y2="5.715cm">
          <text:p text:style-name="P7"/>
        </draw:line>
        <draw:line draw:style-name="gr13" draw:text-style-name="P3" draw:layer="layout" svg:x1="8.89cm" svg:y1="6.985cm" svg:x2="10.795cm" svg:y2="6.985cm">
          <text:p text:style-name="P7"/>
        </draw:line>
        <draw:custom-shape draw:style-name="gr10" draw:text-style-name="P3" draw:layer="layout" svg:width="1.64cm" svg:height="0.582cm" svg:x="13.496cm" svg:y="11.165cm">
          <text:p text:style-name="P4"><text:span text:style-name="T4"/></text:p>
          <text:p text:style-name="P4"><text:span text:style-name="T4"/></text:p>
          <text:p text:style-name="P4"><text:span text:style-name="T8">outqueue</text:span></text:p>
          <text:p text:style-name="P4"/>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3" draw:layer="layout" svg:width="1.64cm" svg:height="0.582cm" svg:x="13.277cm" svg:y="10.076cm">
          <text:p text:style-name="P4"><text:span text:style-name="T4"/></text:p>
          <text:p text:style-name="P4"><text:span text:style-name="T4"/></text:p>
          <text:p text:style-name="P4"><text:span text:style-name="T8">Inqueue</text:span></text:p>
          <text:p text:style-name="P4"/>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4" draw:text-style-name="P3" draw:layer="layout" svg:x1="13.335cm" svg:y1="8.255cm" svg:x2="13.97cm" svg:y2="10.16cm">
          <text:p text:style-name="P7"/>
        </draw:line>
        <draw:line draw:style-name="gr14" draw:text-style-name="P3" draw:layer="layout" svg:x1="12.7cm" svg:y1="8.255cm" svg:x2="13.97cm" svg:y2="11.43cm">
          <text:p text:style-name="P7"/>
        </draw:line>
        <draw:line draw:style-name="gr13" draw:text-style-name="P3" draw:layer="layout" svg:x1="4.445cm" svg:y1="12.065cm" svg:x2="8.89cm" svg:y2="15.875cm">
          <text:p text:style-name="P7"/>
        </draw:line>
        <draw:line draw:style-name="gr13" draw:text-style-name="P3" draw:layer="layout" svg:x1="4.445cm" svg:y1="10.795cm" svg:x2="9.525cm" svg:y2="15.24cm">
          <text:p text:style-name="P7"/>
        </draw:line>
        <draw:line draw:style-name="gr13" draw:text-style-name="P3" draw:layer="layout" svg:x1="4.445cm" svg:y1="9.525cm" svg:x2="10.595cm" svg:y2="14.84cm">
          <text:p text:style-name="P7"/>
        </draw:line>
        <draw:line draw:style-name="gr13" draw:text-style-name="P3" draw:layer="layout" svg:x1="4.445cm" svg:y1="8.255cm" svg:x2="12.065cm" svg:y2="14.605cm">
          <text:p text:style-name="P7"/>
        </draw:line>
        <draw:line draw:style-name="gr13" draw:text-style-name="P3" draw:layer="layout" svg:x1="13.97cm" svg:y1="14.605cm" svg:x2="14.605cm" svg:y2="11.43cm">
          <text:p text:style-name="P7"/>
        </draw:line>
        <draw:line draw:style-name="gr13" draw:text-style-name="P3" draw:layer="layout" svg:x1="13.335cm" svg:y1="14.505cm" svg:x2="13.335cm" svg:y2="10.695cm">
          <text:p text:style-name="P7"/>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StarOffice/8$Solaris_Sparc OpenOffice.org_project/680m145$Build-8989</meta:generator>
    <meta:creation-date>2006-06-22T08:27:38</meta:creation-date>
    <dc:date>2006-06-23T05:56:50</dc:date>
    <dc:language>en-US</dc:language>
    <meta:editing-cycles>3</meta:editing-cycles>
    <meta:editing-duration>PT43M40S</meta:editing-duration>
    <meta:user-defined meta:name="Info 1"/>
    <meta:user-defined meta:name="Info 2"/>
    <meta:user-defined meta:name="Info 3"/>
    <meta:user-defined meta:name="Info 4"/>
    <meta:document-statistic meta:object-count="37"/>
  </office:meta>
</office:document-meta>
</file>